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rsid="001effed" officeooo:paragraph-rsid="001effed"/>
    </style:style>
    <style:style style:name="P3" style:family="paragraph" style:parent-style-name="Standard">
      <style:text-properties style:font-name="Quicksand" fo:font-size="22pt" officeooo:rsid="00242e14" officeooo:paragraph-rsid="001effed"/>
    </style:style>
    <style:style style:name="P4" style:family="paragraph" style:parent-style-name="Table_20_Contents">
      <style:text-properties officeooo:rsid="0025dc73" officeooo:paragraph-rsid="0025dc73"/>
    </style:style>
    <style:style style:name="P5" style:family="paragraph" style:parent-style-name="Table_20_Contents">
      <style:paragraph-properties fo:text-align="justify" style:justify-single-word="false"/>
      <style:text-properties officeooo:rsid="0025dc73" officeooo:paragraph-rsid="0025dc73"/>
    </style:style>
    <style:style style:name="P6" style:family="paragraph" style:parent-style-name="Table_20_Contents">
      <style:text-properties fo:font-weight="bold" officeooo:rsid="0025dc73" officeooo:paragraph-rsid="0025dc73" style:font-weight-asian="bold" style:font-weight-complex="bold"/>
    </style:style>
    <style:style style:name="P7" style:family="paragraph" style:parent-style-name="Table_20_Contents" style:list-style-name="L2">
      <style:text-properties officeooo:rsid="0027b5a1" officeooo:paragraph-rsid="0027b5a1"/>
    </style:style>
    <style:style style:name="P8" style:family="paragraph" style:parent-style-name="Table_20_Contents" style:list-style-name="L3">
      <style:text-properties officeooo:rsid="002b5e30" officeooo:paragraph-rsid="002b5e30"/>
    </style:style>
    <style:style style:name="P9" style:family="paragraph" style:parent-style-name="Table_20_Contents" style:list-style-name="L3">
      <style:paragraph-properties fo:text-align="start" style:justify-single-word="false"/>
      <style:text-properties officeooo:rsid="002b5e30" officeooo:paragraph-rsid="002b5e30"/>
    </style:style>
    <style:style style:name="P10" style:family="paragraph" style:parent-style-name="Table_20_Contents" style:list-style-name="L3">
      <style:text-properties officeooo:rsid="002bed4e" officeooo:paragraph-rsid="002bed4e"/>
    </style:style>
    <style:style style:name="P11" style:family="paragraph" style:parent-style-name="Table_20_Contents" style:list-style-name="L4">
      <style:text-properties officeooo:rsid="002d03af" officeooo:paragraph-rsid="002d03af"/>
    </style:style>
    <style:style style:name="P12" style:family="paragraph" style:parent-style-name="Table_20_Contents" style:list-style-name="L4">
      <style:text-properties officeooo:rsid="002d777f" officeooo:paragraph-rsid="002d777f"/>
    </style:style>
    <style:style style:name="P13" style:family="paragraph" style:parent-style-name="Table_20_Contents" style:list-style-name="L4">
      <style:text-properties officeooo:rsid="002f0e25" officeooo:paragraph-rsid="002d777f"/>
    </style:style>
    <style:style style:name="P1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weight="bold" officeooo:paragraph-rsid="0025dc73" style:font-weight-asian="bold" style:font-weight-complex="bold"/>
    </style:style>
    <style:style style:name="P15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officeooo:rsid="00262d35" officeooo:paragraph-rsid="00262d35"/>
    </style:style>
    <style:style style:name="T1" style:family="text">
      <style:text-properties officeooo:rsid="0022b971"/>
    </style:style>
    <style:style style:name="T2" style:family="text">
      <style:text-properties style:text-position="super 58%" officeooo:rsid="0022b971"/>
    </style:style>
    <style:style style:name="T3" style:family="text">
      <style:text-properties style:text-position="0% 100%"/>
    </style:style>
    <style:style style:name="T4" style:family="text">
      <style:text-properties officeooo:rsid="0025dc73"/>
    </style:style>
    <style:style style:name="T5" style:family="text">
      <style:text-properties officeooo:rsid="00262d35"/>
    </style:style>
    <style:style style:name="T6" style:family="text">
      <style:text-properties officeooo:rsid="0027b5a1"/>
    </style:style>
    <style:style style:name="T7" style:family="text">
      <style:text-properties officeooo:rsid="002996c8"/>
    </style:style>
    <style:style style:name="T8" style:family="text">
      <style:text-properties officeooo:rsid="002bed4e"/>
    </style:style>
    <style:style style:name="T9" style:family="text">
      <style:text-properties officeooo:rsid="002d77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derstanding Culture, Society, and Politics</text:span> | <text:span text:style-name="T1">3</text:span><text:span text:style-name="T2">rd</text:span><text:span text:style-name="T1"> </text:span>Quarter</text:p>
      <text:p text:style-name="P3">MPT: Summary of Important Concepts</text:p>
      <text:p text:style-name="P1">January <text:span text:style-name="T1">16</text:span> 2021</text:p>
      <text:p text:style-name="P2"/>
      <table:table table:name="Table1" table:style-name="Table1">
        <table:table-column table:style-name="Table1.A"/>
        <table:table-row table:style-name="TableLine2966271667712">
          <table:table-cell table:style-name="Table1.A1" office:value-type="string">
            <text:p text:style-name="P4">What are the <text:span text:style-name="T6">d</text:span>iscussions?</text:p>
            <text:p text:style-name="P14"><text:span text:style-name="T4">Third Quarter</text:span></text:p>
            <text:p text:style-name="P4"/>
            <text:list xml:id="list667212202" text:style-name="L2">
              <text:list-item>
                <text:p text:style-name="P7">C1 Lesson 1: Understanding Culture, Society, and Politics: Some Key Observations </text:p>
              </text:list-item>
              <text:list-item>
                <text:p text:style-name="P7">C1 Lesson 2: Social Sciences: Sociology, Anthropology, and Political Science</text:p>
              </text:list-item>
              <text:list-item>
                <text:p text:style-name="P7">C2 Lesson 1: <text:span text:style-name="T7">The Interpretive Dynamic of Society</text:span></text:p>
              </text:list-item>
            </text:list>
            <text:p text:style-name="P4"/>
          </table:table-cell>
        </table:table-row>
        <table:table-row table:style-name="TableLine2966271667712">
          <table:table-cell table:style-name="Table1.A2" office:value-type="string">
            <text:p text:style-name="P4">Explain exactly what the discussion was about?</text:p>
            <text:p text:style-name="P6">Third Quarter</text:p>
            <text:p text:style-name="P4"/>
            <text:list xml:id="list3674865678" text:style-name="L3">
              <text:list-item>
                <text:p text:style-name="P9">This lesson was about understanding how the concepts of culture, society, and politics are interconnected and how they make up what we know as society.</text:p>
              </text:list-item>
              <text:list-item>
                <text:p text:style-name="P8">In this lesson, we discussed about the different fields of social sciences: <text:span text:style-name="T8">sociology, anthropology, and political science.</text:span></text:p>
              </text:list-item>
              <text:list-item>
                <text:p text:style-name="P10">In this lesson, we dove deeper into our discussion about society, about its origins and etc.</text:p>
              </text:list-item>
            </text:list>
            <text:p text:style-name="P4"/>
          </table:table-cell>
        </table:table-row>
        <table:table-row table:style-name="TableLine2966271667712">
          <table:table-cell table:style-name="Table1.A2" office:value-type="string">
            <text:p text:style-name="P4">What are your insights/learning?</text:p>
            <text:p text:style-name="P6">Third Quarter</text:p>
            <text:p text:style-name="P4"/>
            <text:list xml:id="list3970825215" text:style-name="L4">
              <text:list-item>
                <text:p text:style-name="P11">There was a lot of stuff we already know that we could relate to the lesson, and even more we can that <text:span text:style-name="T9">we </text:span>just haven’t discussed.</text:p>
              </text:list-item>
              <text:list-item>
                <text:p text:style-name="P12">Studying society is a bigger world than what I used to think it is, it’s amazing and haunting for me as a student.</text:p>
              </text:list-item>
              <text:list-item>
                <text:p text:style-name="P13">Society can be interpreted in a lot of different ways, and I kind of like this vibe, I like analogies.</text:p>
              </text:list-item>
            </text:list>
            <text:p text:style-name="P4"/>
          </table:table-cell>
        </table:table-row>
        <table:table-row table:style-name="TableLine2966271667712">
          <table:table-cell table:style-name="Table1.A2" office:value-type="string">
            <text:p text:style-name="P4">Which of the discussions you did well? Why?</text:p>
            <text:p text:style-name="P6">Third Quarter</text:p>
            <text:p text:style-name="P4"/>
            <text:p text:style-name="P15"><text:tab/>I’m gonna be honest now, I didn’t do well in much of the discussions. I had to look down at the hand-outs to clarify the terminologies for myself. I think I did well with participating in the discussions though. Probably because I’m more of a two-way communicator (if that’s a thing), and a self-learner (which I am).</text:p>
          </table:table-cell>
        </table:table-row>
        <table:table-row table:style-name="TableLine2966271667712">
          <table:table-cell table:style-name="Table1.A2" office:value-type="string">
            <text:p text:style-name="P4">In what discussion you have to improve? How?</text:p>
            <text:p text:style-name="P6">Third Quarter</text:p>
            <text:p text:style-name="P4"/>
            <text:p text:style-name="P5"><text:tab/><text:span text:style-name="T5">I have to improve in being a good listener, and I think I can do that if I take notes while the discussion is running, which I’m not so good at. I’d better do better next quarter, because that’s then or never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6:32:13.332000000</meta:creation-date>
    <meta:editing-duration>PT11H12M10S</meta:editing-duration>
    <meta:editing-cycles>5</meta:editing-cycles>
    <meta:generator>LibreOffice/7.0.4.2$Windows_X86_64 LibreOffice_project/dcf040e67528d9187c66b2379df5ea4407429775</meta:generator>
    <dc:date>2021-01-20T08:24:13.769000000</dc:date>
    <meta:document-statistic meta:table-count="1" meta:image-count="0" meta:object-count="0" meta:page-count="1" meta:paragraph-count="24" meta:word-count="321" meta:character-count="1824" meta:non-whitespace-character-count="1533"/>
    <meta:template xlink:type="simple" xlink:actuate="onRequest" xlink:title="BAG2 Template" xlink:href="../../../../AppData/Roaming/LibreOffice/4/user/template/BAG2%20Template.ott" meta:date="2021-01-18T16:32:09.981000000"/>
  </office:meta>
</office:document-meta>
</file>